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color="#3deb3d" fo:font-size="44pt" style:font-size-asian="44pt" style:font-size-complex="44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1.296cm" fo:margin-right="0cm" fo:text-align="start" style:justify-single-word="false" fo:text-indent="0cm" style:auto-text-indent="false"/>
      <style:text-properties style:font-name="Courier New" fo:font-size="12pt" style:font-size-asian="12pt" style:font-size-complex="1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e-cidadanía</text:p>
      <text:p text:style-name="P1">Guía de estil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351773267" text:style-name="L1">
        <text:list-item>
          <text:p text:style-name="P4">Las líneas de código no deben superar las 80 columnas de ancho, esto no se aplica a los ficheros HTML y derivados.</text:p>
        </text:list-item>
        <text:list-item>
          <text:p text:style-name="P4">La indentación se realizará mediante 4 (cuatro) espacios y nunca mediante tabulaciones.</text:p>
        </text:list-item>
        <text:list-item>
          <text:p text:style-name="P4">Los import se realizarán siempre al inicio del archivo, primero los del sistema y luego los de la aplicación. Ej:</text:p>
          <text:p text:style-name="P4"/>
        </text:list-item>
      </text:list>
      <text:p text:style-name="P5">import sys</text:p>
      <text:p text:style-name="P5">import -resto de módulos de sistema-</text:p>
      <text:p text:style-name="P5">-linea en blanco-</text:p>
      <text:p text:style-name="P5">import django.contrib</text:p>
      <text:p text:style-name="P5">import -resto de módulos de aplicación-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scar Carballal</meta:initial-creator>
    <meta:creation-date>2010-12-15T10:04:44</meta:creation-date>
    <dc:date>2010-12-15T10:11:44</dc:date>
    <dc:creator>Oscar Carballal</dc:creator>
    <meta:editing-duration>PT00H07M02S</meta:editing-duration>
    <meta:editing-cycles>2</meta:editing-cycles>
    <meta:generator>OpenOffice.org/3.1$Linux OpenOffice.org_project/310m19$Build-9420</meta:generator>
    <meta:document-statistic meta:table-count="0" meta:image-count="0" meta:object-count="0" meta:page-count="2" meta:paragraph-count="10" meta:word-count="80" meta:character-count="465"/>
  </office:meta>
</office:document-meta>
</file>